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ingbats" svg:font-family="Dingbats" style:font-pitch="variable" style:font-charset="x-symbol"/>
    <style:font-face style:name="Lohit Hindi1" svg:font-family="'Lohit Hindi'"/>
    <style:font-face style:name="文泉驛微米黑" svg:font-family="文泉驛微米黑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281cm" style:rel-column-width="12647*"/>
    </style:style>
    <style:style style:name="Tableau1.B" style:family="table-column">
      <style:table-column-properties style:column-width="9.948cm" style:rel-column-width="38350*"/>
    </style:style>
    <style:style style:name="Tableau1.C" style:family="table-column">
      <style:table-column-properties style:column-width="3.771cm" style:rel-column-width="14538*"/>
    </style:style>
    <style:style style:name="Tableau1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ffff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au1.C3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281cm" style:rel-column-width="12647*"/>
    </style:style>
    <style:style style:name="Tableau3.B" style:family="table-column">
      <style:table-column-properties style:column-width="9.948cm" style:rel-column-width="38350*"/>
    </style:style>
    <style:style style:name="Tableau3.C" style:family="table-column">
      <style:table-column-properties style:column-width="3.771cm" style:rel-column-width="14538*"/>
    </style:style>
    <style:style style:name="Tableau3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C1" style:family="table-cell">
      <style:table-cell-properties fo:background-color="#ffff99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au3.C3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281cm" style:rel-column-width="12647*"/>
    </style:style>
    <style:style style:name="Tableau4.B" style:family="table-column">
      <style:table-column-properties style:column-width="9.948cm" style:rel-column-width="38350*"/>
    </style:style>
    <style:style style:name="Tableau4.C" style:family="table-column">
      <style:table-column-properties style:column-width="3.771cm" style:rel-column-width="14538*"/>
    </style:style>
    <style:style style:name="Tableau4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ffff99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.A3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au4.C3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281cm" style:rel-column-width="12647*"/>
    </style:style>
    <style:style style:name="Tableau2.B" style:family="table-column">
      <style:table-column-properties style:column-width="9.948cm" style:rel-column-width="38350*"/>
    </style:style>
    <style:style style:name="Tableau2.C" style:family="table-column">
      <style:table-column-properties style:column-width="3.771cm" style:rel-column-width="14538*"/>
    </style:style>
    <style:style style:name="Tableau2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ffff99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3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au2.C3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background-color="#ccccff"/>
    </style:style>
    <style:style style:name="P2" style:family="paragraph" style:parent-style-name="Table_20_Contents">
      <style:text-properties officeooo:paragraph-rsid="001a1f34" fo:background-color="#ccccff"/>
    </style:style>
    <style:style style:name="P3" style:family="paragraph" style:parent-style-name="Table_20_Contents">
      <style:text-properties officeooo:paragraph-rsid="001fe868" fo:background-color="#ccccff"/>
    </style:style>
    <style:style style:name="P4" style:family="paragraph" style:parent-style-name="Table_20_Contents">
      <style:text-properties officeooo:paragraph-rsid="001fffea" fo:background-color="#ccccff"/>
    </style:style>
    <style:style style:name="P5" style:family="paragraph" style:parent-style-name="Table_20_Contents">
      <style:text-properties officeooo:paragraph-rsid="001a1f34"/>
    </style:style>
    <style:style style:name="P6" style:family="paragraph" style:parent-style-name="Table_20_Contents">
      <style:text-properties officeooo:rsid="001469d0" officeooo:paragraph-rsid="001469d0"/>
    </style:style>
    <style:style style:name="P7" style:family="paragraph" style:parent-style-name="Table_20_Contents">
      <style:text-properties officeooo:rsid="001469d0" officeooo:paragraph-rsid="001a1f34"/>
    </style:style>
    <style:style style:name="P8" style:family="paragraph" style:parent-style-name="Table_20_Contents">
      <style:text-properties officeooo:rsid="001469d0" officeooo:paragraph-rsid="001fe868"/>
    </style:style>
    <style:style style:name="P9" style:family="paragraph" style:parent-style-name="Table_20_Contents">
      <style:text-properties officeooo:rsid="001469d0" officeooo:paragraph-rsid="001fffea"/>
    </style:style>
    <style:style style:name="P10" style:family="paragraph" style:parent-style-name="Table_20_Contents">
      <style:text-properties officeooo:paragraph-rsid="001fe868"/>
    </style:style>
    <style:style style:name="P11" style:family="paragraph" style:parent-style-name="Table_20_Contents">
      <style:text-properties officeooo:paragraph-rsid="001fffea"/>
    </style:style>
    <style:style style:name="P12" style:family="paragraph" style:parent-style-name="Standard">
      <style:text-properties officeooo:paragraph-rsid="00128e8e"/>
    </style:style>
    <style:style style:name="P13" style:family="paragraph" style:parent-style-name="Standard">
      <style:text-properties officeooo:rsid="00128e8e" officeooo:paragraph-rsid="00128e8e"/>
    </style:style>
    <style:style style:name="P14" style:family="paragraph" style:parent-style-name="Standard">
      <style:text-properties officeooo:rsid="00128e8e" officeooo:paragraph-rsid="001a1f34"/>
    </style:style>
    <style:style style:name="P15" style:family="paragraph" style:parent-style-name="Standard">
      <style:text-properties officeooo:rsid="00128e8e" officeooo:paragraph-rsid="001fe868"/>
    </style:style>
    <style:style style:name="P16" style:family="paragraph" style:parent-style-name="Standard">
      <style:text-properties officeooo:rsid="00128e8e" officeooo:paragraph-rsid="001fffea"/>
    </style:style>
    <style:style style:name="P17" style:family="paragraph" style:parent-style-name="Standard">
      <style:paragraph-properties fo:break-before="column"/>
      <style:text-properties officeooo:rsid="00128e8e" officeooo:paragraph-rsid="001a1f34"/>
    </style:style>
    <style:style style:name="P18" style:family="paragraph" style:parent-style-name="Heading_20_1">
      <style:text-properties officeooo:rsid="001c41f7"/>
    </style:style>
    <style:style style:name="P19" style:family="paragraph" style:parent-style-name="Heading_20_1">
      <style:text-properties officeooo:rsid="001c41f7" officeooo:paragraph-rsid="001fe868"/>
    </style:style>
    <style:style style:name="P20" style:family="paragraph" style:parent-style-name="Heading_20_1">
      <style:text-properties officeooo:rsid="001c41f7" officeooo:paragraph-rsid="001fffea"/>
    </style:style>
    <style:style style:name="P21" style:family="paragraph" style:parent-style-name="Heading_20_1">
      <style:text-properties officeooo:rsid="001dbc52"/>
    </style:style>
    <style:style style:name="P22" style:family="paragraph" style:parent-style-name="Heading_20_1">
      <style:text-properties officeooo:rsid="001dbc52" officeooo:paragraph-rsid="0028d12e"/>
    </style:style>
    <style:style style:name="P23" style:family="paragraph" style:parent-style-name="Text_20_body">
      <style:text-properties officeooo:rsid="002196be" officeooo:paragraph-rsid="002196be"/>
    </style:style>
    <style:style style:name="P24" style:family="paragraph" style:parent-style-name="Attendu">
      <style:text-properties officeooo:rsid="00220c0c"/>
    </style:style>
    <style:style style:name="P25" style:family="paragraph" style:parent-style-name="Attendu">
      <style:text-properties officeooo:rsid="002196be"/>
    </style:style>
    <style:style style:name="P26" style:family="paragraph" style:parent-style-name="Attendu">
      <style:text-properties officeooo:rsid="002196be" officeooo:paragraph-rsid="0028d12e"/>
    </style:style>
    <style:style style:name="P27" style:family="paragraph" style:parent-style-name="Attendu">
      <style:text-properties officeooo:rsid="002196be" officeooo:paragraph-rsid="00291be6"/>
    </style:style>
    <style:style style:name="P28" style:family="paragraph" style:parent-style-name="Standard">
      <style:text-properties officeooo:rsid="001fffea" officeooo:paragraph-rsid="001fffea"/>
    </style:style>
    <style:style style:name="P29" style:family="paragraph" style:parent-style-name="Standard">
      <style:text-properties fo:font-size="36pt" officeooo:rsid="001dbc52" officeooo:paragraph-rsid="001dbc52" fo:background-color="#ffff00" style:font-size-asian="36pt" style:font-size-complex="36pt"/>
    </style:style>
    <style:style style:name="P30" style:family="paragraph" style:parent-style-name="Standard">
      <style:text-properties fo:font-size="36pt" officeooo:rsid="001dbc52" officeooo:paragraph-rsid="0028d12e" fo:background-color="transparent" style:font-size-asian="36pt" style:font-size-complex="36pt"/>
    </style:style>
    <style:style style:name="P31" style:family="paragraph" style:parent-style-name="Standard">
      <style:text-properties officeooo:rsid="00128e8e" officeooo:paragraph-rsid="0028d12e"/>
    </style:style>
    <style:style style:name="P32" style:family="paragraph" style:parent-style-name="Standard">
      <style:text-properties officeooo:rsid="00128e8e" officeooo:paragraph-rsid="001469d0" fo:background-color="#ffff00"/>
    </style:style>
    <style:style style:name="T1" style:family="text">
      <style:text-properties officeooo:rsid="00128e8e"/>
    </style:style>
    <style:style style:name="T2" style:family="text">
      <style:text-properties officeooo:rsid="001580c6"/>
    </style:style>
    <style:style style:name="T3" style:family="text">
      <style:text-properties officeooo:rsid="001c41f7"/>
    </style:style>
    <style:style style:name="T4" style:family="text">
      <style:text-properties officeooo:rsid="001fe868"/>
    </style:style>
    <style:style style:name="T5" style:family="text">
      <style:text-properties officeooo:rsid="001fffea"/>
    </style:style>
    <style:style style:name="T6" style:family="text">
      <style:text-properties officeooo:rsid="0020cdab"/>
    </style:style>
    <style:style style:name="T7" style:family="text">
      <style:text-properties officeooo:rsid="0028d12e"/>
    </style:style>
    <style:style style:name="T8" style:family="text">
      <style:text-properties officeooo:rsid="00291be6"/>
    </style:style>
    <style:style style:name="T9" style:family="text">
      <style:text-properties fo:font-size="22pt" officeooo:rsid="0028d12e" style:font-size-asian="22pt" style:font-size-complex="22pt"/>
    </style:style>
    <style:style style:name="T10" style:family="text">
      <style:text-properties officeooo:rsid="002c05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V_HTML_SINGLE]" text:name="V_HTMLSINGLE"/>
        <text:user-field-decl office:value-type="string" office:string-value="[V_TITLE]" text:name="V_TITLE"/>
        <text:user-field-decl office:value-type="string" office:string-value="[V_HTML_MULTI]" text:name="V_HTMLMULTI"/>
        <text:user-field-decl office:value-type="string" office:string-value="[V_TEXT_ARRAY]" text:name="V_TEXTARRAY"/>
      </text:user-field-decls>
      <text:p text:style-name="P12"><text:span text:style-name="T1">Test simple </text:span><text:span text:style-name="T3">htmltext</text:span><text:span text:style-name="T1"> : </text:span><text:span text:style-name="T2"><text:user-field-get text:name="V_TITLE">[V_TITLE]</text:user-field-get></text:span></text:p>
      <text:p text:style-name="P13"/>
      <text:h text:style-name="P18" text:outline-level="1">Test simple Html dans paragraphe seul</text:h>
      <text:p text:style-name="P24">Le texte avec 3 lignes doit apparaître avec de l'italique et du gras</text:p>
      <text:p text:style-name="P13"><text:user-field-get text:name="V_HTMLSINGLE">[V_HTML_SINGLE]</text:user-field-get></text:p>
      <text:h text:style-name="P21" text:outline-level="1">Test Style</text:h>
      <text:p text:style-name="P25">Le style est ignoré pour les type htmltext <text:span text:style-name="T10">lorsque la clef est seule dans le paragraphe</text:span></text:p>
      <text:p text:style-name="P29"><text:user-field-get text:name="V_HTMLSINGLE">[V_HTML_SINGLE]</text:user-field-get></text:p>
      <text:p text:style-name="P31"/>
      <text:h text:style-name="P22" text:outline-level="1">Test Style <text:span text:style-name="T7">inline</text:span></text:h>
      <text:p text:style-name="P26">Le style est g<text:span text:style-name="T8">ardé</text:span> pour les type htmltext <text:span text:style-name="T8">si la clef n'est pas seule dans son paragraphe.</text:span></text:p>
      <text:p text:style-name="P27"><text:span text:style-name="T8">Par contre dans ce cas, les tableaux et les puces HTML ne seront affiché sous forme de texte.</text:span></text:p>
      <text:p text:style-name="P30"><text:span text:style-name="T9">Texte :</text:span><text:user-field-get text:name="V_HTMLSINGLE">[V_HTML_SINGLE]</text:user-field-get></text:p>
      <text:h text:style-name="P18" text:outline-level="1">Test simple dans cellule de tableau <text:span text:style-name="T4">seul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Droite</text:p>
          </table:table-cell>
          <table:table-cell table:style-name="Tableau1.A2" office:value-type="string">
            <text:p text:style-name="P32"><text:user-field-get text:name="V_HTMLSINGLE">[V_HTML_SINGLE]</text:user-field-get></text:p>
          </table:table-cell>
          <table:table-cell table:style-name="Tableau1.C2" office:value-type="string">
            <text:p text:style-name="P6">Gauche</text:p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"/>
          </table:table-cell>
        </table:table-row>
      </table:table>
      <text:p text:style-name="P13"/>
      <text:h text:style-name="P19" text:outline-level="1">Test simple dans cellule de tableau <text:span text:style-name="T6">inline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C1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8">Droite</text:p>
          </table:table-cell>
          <table:table-cell table:style-name="Tableau3.A2" office:value-type="string">
            <text:p text:style-name="P15"><text:span text:style-name="T4">Avec du texte </text:span><text:user-field-get text:name="V_HTMLSINGLE">[V_HTML_SINGLE]</text:user-field-get> <text:span text:style-name="T4">autour</text:span></text:p>
          </table:table-cell>
          <table:table-cell table:style-name="Tableau3.C2" office:value-type="string">
            <text:p text:style-name="P8">Gauche</text:p>
          </table:table-cell>
        </table:table-row>
        <table:table-row>
          <table:table-cell table:style-name="Tableau3.A3" office:value-type="string">
            <text:p text:style-name="P3"/>
          </table:table-cell>
          <table:table-cell table:style-name="Tableau3.A3" office:value-type="string">
            <text:p text:style-name="P3"/>
          </table:table-cell>
          <table:table-cell table:style-name="Tableau3.C3" office:value-type="string">
            <text:p text:style-name="P3"/>
          </table:table-cell>
        </table:table-row>
      </table:table>
      <text:p text:style-name="P15"/>
      <text:h text:style-name="P20" text:outline-level="1">Test simple dans cellule de tableau <text:span text:style-name="T6">avec texte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1"/>
          </table:table-cell>
          <table:table-cell table:style-name="Tableau4.C1" office:value-type="string">
            <text:p text:style-name="P11"/>
          </table:table-cell>
        </table:table-row>
        <table:table-row>
          <table:table-cell table:style-name="Tableau4.A2" office:value-type="string">
            <text:p text:style-name="P9">Droite</text:p>
          </table:table-cell>
          <table:table-cell table:style-name="Tableau4.A2" office:value-type="string">
            <text:p text:style-name="P16"><text:span text:style-name="T4">Avec du texte </text:span><text:span text:style-name="T5">au dessus</text:span></text:p>
            <text:p text:style-name="P16"><text:user-field-get text:name="V_HTMLSINGLE">[V_HTML_SINGLE]</text:user-field-get></text:p>
            <text:p text:style-name="P28">et dessous.</text:p>
          </table:table-cell>
          <table:table-cell table:style-name="Tableau4.C2" office:value-type="string">
            <text:p text:style-name="P9">Gauche</text:p>
          </table:table-cell>
        </table:table-row>
        <table:table-row>
          <table:table-cell table:style-name="Tableau4.A3" office:value-type="string">
            <text:p text:style-name="P4"/>
          </table:table-cell>
          <table:table-cell table:style-name="Tableau4.A3" office:value-type="string">
            <text:p text:style-name="P4"/>
          </table:table-cell>
          <table:table-cell table:style-name="Tableau4.C3" office:value-type="string">
            <text:p text:style-name="P4"/>
          </table:table-cell>
        </table:table-row>
      </table:table>
      <text:p text:style-name="P16"/>
      <text:p text:style-name="P16"/>
      <text:h text:style-name="P18" text:outline-level="1"><text:soft-page-break/>Test multiple dans cellule de tableau</text:h>
      <text:p text:style-name="P23">Cas des tableaux de htmltext.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5"/>
          </table:table-cell>
          <table:table-cell table:style-name="Tableau2.C1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7">Droite</text:p>
          </table:table-cell>
          <table:table-cell table:style-name="Tableau2.A2" office:value-type="string">
            <text:p text:style-name="P14"><text:user-field-get text:name="V_HTMLMULTI">[V_HTML_MULTI]</text:user-field-get></text:p>
          </table:table-cell>
          <table:table-cell table:style-name="Tableau2.C2" office:value-type="string">
            <text:p text:style-name="P7"><text:user-field-get text:name="V_TEXTARRAY">[V_TEXT_ARRAY]</text:user-field-get></text:p>
          </table:table-cell>
        </table:table-row>
        <table:table-row>
          <table:table-cell table:style-name="Tableau2.A3" office:value-type="string">
            <text:p text:style-name="P2"/>
          </table:table-cell>
          <table:table-cell table:style-name="Tableau2.A3" office:value-type="string">
            <text:p text:style-name="P2"/>
          </table:table-cell>
          <table:table-cell table:style-name="Tableau2.C3" office:value-type="string">
            <text:p text:style-name="P2"/>
          </table:table-cell>
        </table:table-row>
      </table:table>
      <text:p text:style-name="P14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ingbats" svg:font-family="Dingbats" style:font-pitch="variable" style:font-charset="x-symbol"/>
    <style:font-face style:name="Lohit Hindi1" svg:font-family="'Lohit Hindi'"/>
    <style:font-face style:name="文泉驛微米黑" svg:font-family="文泉驛微米黑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Attendu" style:family="paragraph" style:parent-style-name="Text_20_body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1-02-21T13:53:40</meta:creation-date>
    <meta:generator>OpenOffice.org/3.2$Linux OpenOffice.org_project/320m19$Build-9505</meta:generator>
    <dc:date>2011-02-24T18:24:04</dc:date>
    <dc:creator>Eric Brison</dc:creator>
    <meta:editing-duration>PT10H33M45S</meta:editing-duration>
    <meta:editing-cycles>26</meta:editing-cycles>
    <meta:document-statistic meta:table-count="4" meta:image-count="0" meta:object-count="0" meta:page-count="2" meta:paragraph-count="30" meta:word-count="140" meta:character-count="849"/>
  </office:meta>
</office:document-meta>
</file>